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USCUVILCA RAFAEL ANGELA JINA LINDA MARICRUZ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RAMON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USCUVILCA RAFAEL ANGELA JINA LINDA MARICRUZ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COBB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FR.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ATO MUSCOVY:</text:p>
          </table:table-cell>
          <table:table-cell table:style-name="Tabla1.B9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6:18:4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